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COUNTIF([.$S$7:.$S$17];[.S3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4" table:formula="of:=COUNTA([.T7:.Y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2.548cm" draw:caption-point-x="-0.61cm" draw:caption-point-y="1.512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T8:.Y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4" table:formula="of:=COUNTA([.T9:.Y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4" table:formula="of:=COUNTA([.T10:.Y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4" table:formula="of:=COUNTA([.T11:.Y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4" table:formula="of:=COUNTA([.T12:.Y1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4" table:formula="of:=COUNTA([.T13:.Y1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4" table:formula="of:=COUNTA([.T14:.Y1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4" table:formula="of:=COUNTA([.T15:.Y1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4" table:formula="of:=COUNTA([.T16:.Y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4" table:formula="of:=COUNTA([.T17:.Y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4" table:formula="of:=COUNTA([.T18:.Y1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4" table:formula="of:=COUNTA([.T19:.Y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4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4" table:formula="of:=COUNTA([.T21:.Y2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/>
          <table:table-cell table:style-name="ce14" table:formula="of:=COUNTA([.T22:.Y2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13"/>
          <table:table-cell table:style-name="ce14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formula="of:=CONCATENATE(&quot;max id=&quot;;MAX([.$C$25:.$N$36]))" office:value-type="string" office:string-value="max id=78">
            <office:annotation office:display="true" draw:style-name="gr2" draw:text-style-name="P1" svg:width="8.776cm" svg:height="3.235cm" svg:x="8.719cm" svg:y="7.701cm" draw:caption-point-x="-4.122cm" draw:caption-point-y="5.65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/>
          <table:table-cell table:style-name="ce1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09T23:53:13.91">
            <text:p>2020/10/9 23:53</text:p>
          </table:table-cell>
          <table:table-cell table:formula="of:=NOW()" office:value-type="date" office:date-value="2020-10-09T23:53:13.91">
            <text:p>2020/10/9 23:53</text:p>
          </table:table-cell>
          <table:table-cell table:formula="of:=NOW()" office:value-type="date" office:date-value="2020-10-09T23:53:13.91">
            <text:p>2020/10/9 23:53</text:p>
          </table:table-cell>
          <table:table-cell table:formula="of:=NOW()" office:value-type="date" office:date-value="2020-10-09T23:53:13.91">
            <text:p>2020/10/9 23:53</text:p>
          </table:table-cell>
          <table:table-cell table:formula="of:=NOW()" office:value-type="date" office:date-value="2020-10-09T23:53:13.91">
            <text:p>2020/10/9 23:53</text:p>
          </table:table-cell>
          <table:table-cell table:formula="of:=NOW()" office:value-type="date" office:date-value="2020-10-09T23:53:13.91">
            <text:p>2020/10/9 23:5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4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4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1:.Y3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2:.Y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3:.Y3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09T23:53:13.91">
            <text:p>2020/10/9 23:53</text:p>
          </table:table-cell>
          <table:table-cell table:formula="of:=NOW()" office:value-type="date" office:date-value="2020-10-09T23:53:13.91">
            <text:p>2020/10/9 23:53</text:p>
          </table:table-cell>
          <table:table-cell table:formula="of:=NOW()" office:value-type="date" office:date-value="2020-10-09T23:53:13.91">
            <text:p>2020/10/9 23:53</text:p>
          </table:table-cell>
          <table:table-cell table:formula="of:=NOW()" office:value-type="date" office:date-value="2020-10-09T23:53:13.91">
            <text:p>2020/10/9 23:53</text:p>
          </table:table-cell>
          <table:table-cell table:formula="of:=NOW()" office:value-type="date" office:date-value="2020-10-09T23:53:13.91">
            <text:p>2020/10/9 23:53</text:p>
          </table:table-cell>
          <table:table-cell table:formula="of:=NOW()" office:value-type="date" office:date-value="2020-10-09T23:53:13.91">
            <text:p>2020/10/9 23:5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11"/>
        </table:table-row>
        <table:table-row table:style-name="ro1">
          <table:table-cell/>
          <table:table-cell table:style-name="ce2" table:formula="of:=CONCATENATE(&quot;max id=&quot;;MAX([.$C$46:.$I$52]))" office:value-type="string" office:string-value="max id=14">
            <office:annotation office:display="true" draw:style-name="gr2" draw:text-style-name="P1" svg:width="8.776cm" svg:height="3.235cm" svg:x="10.1cm" svg:y="21.772cm" draw:caption-point-x="-5.503cm" draw:caption-point-y="3.60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 table:number-rows-repeated="4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2.545cm" draw:caption-point-x="-0.61cm" draw:caption-point-y="1.512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10:.Y10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2:.Y12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20:.Y20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/>
          <table:table-cell table:style-name="ce16" table:formula="of:=COUNTA([.T22:.Y2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13"/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formula="of:=CONCATENATE(&quot;max id=&quot;;MAX([.$C$25:.$N$36]))" office:value-type="string" office:string-value="max id=78">
            <office:annotation office:display="true" draw:style-name="gr2" draw:text-style-name="P1" svg:width="8.776cm" svg:height="3.235cm" svg:x="8.719cm" svg:y="7.651cm" draw:caption-point-x="-4.122cm" draw:caption-point-y="5.65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/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09T23:53:16.74">
            <text:p>2020/10/9 23:53</text:p>
          </table:table-cell>
          <table:table-cell table:formula="of:=NOW()" office:value-type="date" office:date-value="2020-10-09T23:53:16.74">
            <text:p>2020/10/9 23:53</text:p>
          </table:table-cell>
          <table:table-cell table:formula="of:=NOW()" office:value-type="date" office:date-value="2020-10-09T23:53:16.74">
            <text:p>2020/10/9 23:53</text:p>
          </table:table-cell>
          <table:table-cell table:formula="of:=NOW()" office:value-type="date" office:date-value="2020-10-09T23:53:16.74">
            <text:p>2020/10/9 23:53</text:p>
          </table:table-cell>
          <table:table-cell table:formula="of:=NOW()" office:value-type="date" office:date-value="2020-10-09T23:53:16.74">
            <text:p>2020/10/9 23:53</text:p>
          </table:table-cell>
          <table:table-cell table:formula="of:=NOW()" office:value-type="date" office:date-value="2020-10-09T23:53:16.74">
            <text:p>2020/10/9 23:5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29:.Y29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0:.Y30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1:.Y3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2:.Y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3:.Y3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09T23:53:16.74">
            <text:p>2020/10/9 23:53</text:p>
          </table:table-cell>
          <table:table-cell table:formula="of:=NOW()" office:value-type="date" office:date-value="2020-10-09T23:53:16.74">
            <text:p>2020/10/9 23:53</text:p>
          </table:table-cell>
          <table:table-cell table:formula="of:=NOW()" office:value-type="date" office:date-value="2020-10-09T23:53:16.74">
            <text:p>2020/10/9 23:53</text:p>
          </table:table-cell>
          <table:table-cell table:formula="of:=NOW()" office:value-type="date" office:date-value="2020-10-09T23:53:16.74">
            <text:p>2020/10/9 23:53</text:p>
          </table:table-cell>
          <table:table-cell table:formula="of:=NOW()" office:value-type="date" office:date-value="2020-10-09T23:53:16.74">
            <text:p>2020/10/9 23:53</text:p>
          </table:table-cell>
          <table:table-cell table:formula="of:=NOW()" office:value-type="date" office:date-value="2020-10-09T23:53:16.74">
            <text:p>2020/10/9 23:5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11"/>
        </table:table-row>
        <table:table-row table:style-name="ro1">
          <table:table-cell/>
          <table:table-cell table:style-name="ce2" table:formula="of:=CONCATENATE(&quot;max id=&quot;;MAX([.$C$46:.$I$52]))" office:value-type="string" office:string-value="max id=14">
            <office:annotation office:display="true" draw:style-name="gr2" draw:text-style-name="P1" svg:width="8.776cm" svg:height="3.235cm" svg:x="10.1cm" svg:y="21.716cm" draw:caption-point-x="-5.503cm" draw:caption-point-y="3.60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 table:number-rows-repeated="4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1'.B46:'1'.G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9">2020/10/09</text:date>, <text:time>23:53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09T23:53:16.42</dc:date>
    <dc:creator>iwabuchi ken</dc:creator>
    <meta:editing-duration>PT5H22M23S</meta:editing-duration>
    <meta:editing-cycles>56</meta:editing-cycles>
    <meta:generator>OpenOffice/4.1.3$Win32 OpenOffice.org_project/413m1$Build-9783</meta:generator>
    <meta:document-statistic meta:table-count="3" meta:cell-count="639" meta:object-count="0"/>
  </office:meta>
</office:document-meta>
</file>